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 a student handbook.</text:p>
          </table:table-cell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 office:value-type="string">
            <text:p>“Akizora, Tomoe”.</text:p>
          </table:table-cell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ah, that's... Tomocchi...</text:p>
          </table:table-cell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 office:value-type="string">
            <text:p>Th... That's... Tomocchi!</text:p>
          </table:table-cell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 office:value-type="string">
            <text:p>Th-That's Tomocchi...!</text:p>
          </table:table-cell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at's Tomocchi!</text:p>
          </table:table-cell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, i-it might have been T-Tomocchi... that got
abducted...! N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 office:value-type="string">
            <text:p>Th-Then, the classmate that got abducted
might be Tomocchi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 office:value-type="string">
            <text:p>Then, it could have been Tomocchi that was
taken by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en, it could have been Tomocchi that was
taken by the bandit gang!</text:p>
          </table:table-cell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question about it.</text:p>
          </table:table-cell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 office:value-type="string">
            <text:p>...Hm? There's something written here.</text:p>
          </table:table-cell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 office:value-type="string">
            <text:p>“They're here“, “Back of forest“,
”Bandits”, ”Help”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... uu, m-must be...!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 office:value-type="string">
            <text:p>Th-This... must be...!</text:p>
          </table:table-cell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is must be...!</text:p>
          </table:table-cell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This must be a memo she wrote just as
the bandits took her away.</text:p>
          </table:table-cell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 office:value-type="string">
            <text:p>This will most likely lead us to where the
bandits are.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“In... In the back... of the forest... to the
north”, right...?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 office:value-type="string">
            <text:p>“In... In the back of the forest to the north”,
right...?</text:p>
          </table:table-cell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“In the back of the forest to the north”, right?</text:p>
          </table:table-cell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be a reasonable assessment.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omocchi's Handbook】 ×1!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 office:value-type="string">
            <text:p>Full inventory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und 【Tomocchi's Handboo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 office:value-type="string">
            <text:p>The threat of the bandit gang is no more, so
I can walk around without a care in the world!</text:p>
          </table:table-cell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 office:value-type="string">
            <text:p>Fishing... how about it?</text:p>
          </table:table-cell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 office:value-type="string">
            <text:p>I won't, though.</text:p>
          </table:table-cell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 office:value-type="string">
            <text:p>I can catch lots and lots of butterflies here!</text:p>
          </table:table-cell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 office:value-type="string">
            <text:p>The lake is gorgeous, isn't it? It's the pride of
everyone living in the Midlands. Ufufu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...Zzz...</text:p>
          </table:table-cell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 office:value-type="string">
            <text:p>Lake Oshiru is actually well-know for its
camping grounds.</text:p>
          </table:table-cell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 office:value-type="string">
            <text:p>Men have to keep in touch with their inner
child, no matter what.</text:p>
          </table:table-cell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 office:value-type="string">
            <text:p>Doesn't mean I have a low mental age, by
any means!</text:p>
          </table:table-cell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 office:value-type="string">
            <text:p>Negative ions—become one with my power!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 office:value-type="string">
            <text:p>The final member of the last remaining wyvern
species of ancient times—that's Ossie.</text:p>
          </table:table-cell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 office:value-type="string">
            <text:p>After all, ancient dragons are eternal, I guess.</text:p>
          </table:table-cell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 office:value-type="string">
            <text:p>What a wonder place this is. The air is fresh,
and the scenery is brilliant.</text:p>
          </table:table-cell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 office:value-type="string">
            <text:p>I just wish there was a toilet nearb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 office:value-type="string">
            <text:p>You always have to go all the way back to the
town if you need to go.</text:p>
          </table:table-cell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 office:value-type="string">
            <text:p>Wooh, what a great view!</text:p>
          </table:table-cell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 office:value-type="string">
            <text:p>Yo, let's make a secret base here!!</text:p>
          </table:table-cell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 office:value-type="string">
            <text:p>Uwooh! Things're heating up—!!</text:p>
          </table:table-cell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 office:value-type="string">
            <text:p>In the winter, the lake freezes up and becomes
an ice rink.</text:p>
          </table:table-cell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 office:value-type="string">
            <text:p>I can't skate to save my life, though.</text:p>
          </table:table-cell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 office:value-type="string">
            <text:p>If I come here to relax, the good ideas'll
keep flowing.</text:p>
          </table:table-cell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 office:value-type="string">
            <text:p>Ah, I'm an artist, by the way.</text:p>
          </table:table-cell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 office:value-type="string">
            <text:p>There used to be a guy here who'd rent out
boats, but he packed up shop after the
Ossie rumours began.</text:p>
          </table:table-cell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 office:value-type="string">
            <text:p>It would be big trouble if Ossie turned out to be
real, but all these customers could have made
for good business. What a waste.</text:p>
          </table:table-cell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 office:value-type="string">
            <text:p>Heeeey—! Ossie—!! Come out, come out,
wherever you are——!!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 office:value-type="string">
            <text:p>Soldier “Yo, dudes and dudettes! Whaddya say
we take a boat to the underground cave's
entrance?!”</text:p>
          </table:table-cell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hooooo!!</text:p>
          </table:table-cell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ol it</text:p>
          </table:table-cell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 office:value-type="string">
            <text:p>Soldier “Aaall righty! Hold on tight!!”</text:p>
          </table:table-cell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 office:value-type="string">
            <text:p>Soldier “Yaaaaaaay!! Keep it reaaaal!!”</text:p>
          </table:table-cell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 office:value-type="string">
            <text:p>Soldier “Sorry, I'm kinda new at this...”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 office:value-type="string">
            <text:p>Soldier “Yo, dudes and dudettes! Whaddya say
we head back to shore?!”</text:p>
          </table:table-cell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N-No one should be able to see me here,
right...?!</text:p>
          </table:table-cell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 office:value-type="string">
            <text:p>Ah, n-no... it's no good... I can't hold it
anymore!</text:p>
          </table:table-cell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 office:value-type="string">
            <text:p>Quick, o-open the portable toilet's packet up,
and...</text:p>
          </table:table-cell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 office:value-type="string">
            <text:p>Uh... uu... *wiggle* *wiggle* *wiggle*</text:p>
          </table:table-cell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 office:value-type="string">
            <text:p>Good... all ready to go...!!</text:p>
          </table:table-cell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 office:value-type="string">
            <text:p>Nh...</text:p>
          </table:table-cell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 office:value-type="string">
            <text:p>Ah... aaaah〜〜〜... //////</text:p>
          </table:table-cell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 office:value-type="string">
            <text:p>Doing it outdoors while standing up...
feels so amaaazing〜〜〜... /////</text:p>
          </table:table-cell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/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 office:value-type="string">
            <text:p>Much better! ♪</text:p>
          </table:table-cell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 office:value-type="string">
            <text:p>Ngh, but what am I supposed to do with this
portable toilet...? It's so swollen that it
won't fit in my pocket..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 office:value-type="string">
            <text:p>I-I'll just hide it here for the time being
and come back later to pick it up.</text:p>
          </table:table-cell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portable toilet, bulging full of pee.</text:p>
          </table:table-cell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 office:value-type="string">
            <text:p>It's still warm.</text:p>
          </table:table-cell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thanks to Takoyaki's empathy skill
that we were able to retrieve the “Ancient
Wyvern Scale”.</text:p>
          </table:table-cell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 office:value-type="string">
            <text:p>Truthfully, I thought you were of no use
except for ignoring my orders and shooting
indiscriminately from the back.</text:p>
          </table:table-cell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Uuuu... I can't tell if you're praising me
or dissing Meeee...</text:p>
          </table:table-cell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 office:value-type="string">
            <text:p>Anyway! That's not the only ability I Haaave!
Don't forget about this super useful Detection
Visooor!</text:p>
          </table:table-cell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 office:value-type="string">
            <text:p>I can fight, communicate with legendary
creatures, and see the invisible!! Aren't I
Amaziiing!! I'm way too Awesooome!!</text:p>
          </table:table-cell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P-Memory system has been unlocked!</text:p>
          </table:table-cell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 office:value-type="string">
            <text:p>“P-Memories” are the residual thoughts left
over by a girl's embarrassing memories and
experiences of desperation.</text:p>
          </table:table-cell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 office:value-type="string">
            <text:p>They can't be seen with the naked eye, but
with the detection visor, it is possible to
discover and collect P-Memories.</text:p>
          </table:table-cell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 office:value-type="string">
            <text:p>You can view collected P-Memories at any
time from a red mailbox.</text:p>
          </table:table-cell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 office:value-type="string">
            <text:p>Furthermore, the P-Memory menu available at
red mailboxes contain hints as to where they
can all be found.</text:p>
          </table:table-cell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 office:value-type="string">
            <text:p>Start by interacting with a red mailbox, and
take a look at those hint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